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0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3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5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7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9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1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2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7.6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7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8.0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8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8.6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9.0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9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9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9.6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9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0.0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0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0.4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0.6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0.8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1.0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1.2 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58" calcext:value-type="float">
            <text:p>58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59" calcext:value-type="float">
            <text:p>59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61" calcext:value-type="float">
            <text:p>61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63" calcext:value-type="float">
            <text:p>63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65" calcext:value-type="float">
            <text:p>65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67" calcext:value-type="float">
            <text:p>67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69" calcext:value-type="float">
            <text:p>69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70" calcext:value-type="float">
            <text:p>70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77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77.6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77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78" calcext:value-type="float">
            <text:p>78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78.2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78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78.6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78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79" calcext:value-type="float">
            <text:p>79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79.2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79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79.6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79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80" calcext:value-type="float">
            <text:p>80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80.2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80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80.6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80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81" calcext:value-type="float">
            <text:p>81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90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90.8</text:p>
          </table:table-cell>
          <table:table-cell office:value-type="string" calcext:value-type="string">
            <text:p>9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5:25:30.135006534</meta:creation-date>
    <dc:date>2022-01-23T15:26:18.754345763</dc:date>
    <meta:editing-duration>PT48S</meta:editing-duration>
    <meta:editing-cycles>2</meta:editing-cycles>
    <meta:generator>LibreOffice/6.4.7.2$Linux_X86_64 LibreOffice_project/40$Build-2</meta:generator>
    <meta:document-statistic meta:table-count="1" meta:cell-count="246" meta:object-count="0"/>
  </office:meta>
</office:document-meta>
</file>